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49c96" officeooo:paragraph-rsid="00049c96"/>
    </style:style>
    <style:style style:name="P2" style:family="paragraph" style:parent-style-name="Standard">
      <style:paragraph-properties fo:text-align="center" style:justify-single-word="false"/>
      <style:text-properties fo:language="fr" fo:country="FR" fo:font-weight="bold" officeooo:rsid="00092faf" officeooo:paragraph-rsid="00092faf" style:font-weight-asian="bold" style:font-weight-complex="bold"/>
    </style:style>
    <style:style style:name="P3" style:family="paragraph" style:parent-style-name="Standard">
      <style:text-properties fo:language="fr" fo:country="FR" officeooo:rsid="00092faf" officeooo:paragraph-rsid="00092faf"/>
    </style:style>
    <style:style style:name="P4" style:family="paragraph" style:parent-style-name="Standard">
      <style:text-properties fo:language="fr" fo:country="FR" officeooo:rsid="0001ad87" officeooo:paragraph-rsid="0001ad87"/>
    </style:style>
    <style:style style:name="P5" style:family="paragraph" style:parent-style-name="Standard" style:list-style-name="L1">
      <style:text-properties fo:language="fr" fo:country="FR" officeooo:rsid="0001ad87" officeooo:paragraph-rsid="0001ad87"/>
    </style:style>
    <style:style style:name="P6" style:family="paragraph" style:parent-style-name="Text_20_body">
      <style:text-properties fo:language="fr" fo:country="FR" officeooo:rsid="00049c96" officeooo:paragraph-rsid="00049c96"/>
    </style:style>
    <style:style style:name="P7" style:family="paragraph" style:parent-style-name="Text_20_body">
      <style:text-properties fo:language="fr" fo:country="FR" officeooo:rsid="000569a2" officeooo:paragraph-rsid="000569a2"/>
    </style:style>
    <style:style style:name="P8" style:family="paragraph" style:parent-style-name="Text_20_body">
      <style:text-properties fo:language="fr" fo:country="FR" officeooo:paragraph-rsid="00066173"/>
    </style:style>
    <style:style style:name="P9" style:family="paragraph" style:parent-style-name="Heading_20_2">
      <style:text-properties fo:language="fr" fo:country="FR" officeooo:rsid="0001ad87" officeooo:paragraph-rsid="0001ad87"/>
    </style:style>
    <style:style style:name="P10" style:family="paragraph" style:parent-style-name="Heading_20_2">
      <style:text-properties fo:language="fr" fo:country="FR" officeooo:rsid="0002e04b" officeooo:paragraph-rsid="0002e04b"/>
    </style:style>
    <style:style style:name="P11" style:family="paragraph" style:parent-style-name="Heading_20_3">
      <style:text-properties fo:language="fr" fo:country="FR" officeooo:rsid="00049c96" officeooo:paragraph-rsid="00049c96"/>
    </style:style>
    <style:style style:name="T1" style:family="text">
      <style:text-properties officeooo:rsid="0002e04b"/>
    </style:style>
    <style:style style:name="T2" style:family="text">
      <style:text-properties officeooo:rsid="00066173"/>
    </style:style>
    <style:style style:name="T3" style:family="text">
      <style:text-properties officeooo:rsid="00092faf"/>
    </style:style>
    <style:style style:name="T4" style:family="text">
      <style:text-properties style:font-name="Liberation Serif1" style:text-underline-style="none" officeooo:rsid="001b77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N<text:span text:style-name="T4">°</text:span>2</text:p>
      <text:p text:style-name="P2">Réunion du 16/11/2017</text:p>
      <text:p text:style-name="P2"/>
      <text:p text:style-name="P3">Lors de cette deuxième réunion, nous avons pu présenter les résultats de nos recherches sur les algorithmes de gestion de bords. Nous avons pu également recadrer la direction de nos recherches.</text:p>
      <text:h text:style-name="P9" text:outline-level="2">Affiche</text:h>
      <text:p text:style-name="P4">Le premier jet de l’affiche de PST à été présenté. Ont été faites les remarques suivantes :</text:p>
      <text:list xml:id="list870955687700581989" text:style-name="L1">
        <text:list-item>
          <text:p text:style-name="P5">La charte graphique (imposée par la communication) n’est pas respectée :</text:p>
          <text:list>
            <text:list-item>
              <text:p text:style-name="P5">Le logo n’est pas à la bonne place</text:p>
            </text:list-item>
            <text:list-item>
              <text:p text:style-name="P5">La mise en page n’est pas respectée</text:p>
            </text:list-item>
          </text:list>
        </text:list-item>
        <text:list-item>
          <text:p text:style-name="P5">L’affiche manque de “visuel” – d’images n<text:span text:style-name="T1">ota</text:span>mment – et fait trop scolaire.</text:p>
        </text:list-item>
      </text:list>
      <text:p text:style-name="P4">La mise en page sera corrigée, et des images de relevés géophysiques seront ajoutés.</text:p>
      <text:p text:style-name="P4"/>
      <text:h text:style-name="P10" text:outline-level="2">Avancement du projet</text:h>
      <text:h text:style-name="P11" text:outline-level="3">Détection de bords</text:h>
      <text:p text:style-name="P6">Les premiers essais d’algorithmes de détection de bords – Sobel, Canny – ont été peu conclu<text:span text:style-name="T3">a</text:span>nt, car le bruit produit par les débris métalliques masque toutes les informations intéressantes des relevés.</text:p>
      <text:p text:style-name="P6">On en arrive à la conclusion que l’élimination de ce bruit est nécessaire avant tout autre traitement des relevés, et deviens donc le point de recherche prioritaire.</text:p>
      <text:h text:style-name="P11" text:outline-level="3">Élimination du bruit</text:h>
      <text:p text:style-name="P6">Les premiers essais sur la question, qui avaient été menés en parallèle se sont concentrés sur de simples filtres coupe-bande, et ne sont pas concluants, car l’image devient trop floue, à l’œil nu, et encore plus pour un algorithme de détection de contours.</text:p>
      <text:p text:style-name="P6">Nous avons donc évoqué les pistes possibles de recherche :</text:p>
      <text:p text:style-name="P6">La première remarque est que les bruits est très spécifique – dipôles magnétiques : pixel noir + pixel blanc.</text:p>
      <text:p text:style-name="P7">Nous nous orientons donc vers l’apprentissage automatique, couplé avec une génération de “faux exemples” – génération de bruit similaire à celui présent sur les relevés – pour pallier à la faible taille de notre set de données.</text:p>
      <text:p text:style-name="P7">Nous avons aussi évoqué des pistes possibles vers lesquelles orienter nos lectures : la surveillance des déchets enfouis dans le sol (déchets nucléaires notamment), et la restauration de manuscrits anciens (autre cas <text:span text:style-name="T2">bruit très spécifiqu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9c96" officeooo:paragraph-rsid="00049c9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nSite<text:tab/><text:tab/>2017-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4:58:02.698654425</meta:creation-date>
    <dc:date>2017-11-22T00:16:42.546148050</dc:date>
    <meta:editing-duration>PT5H14M11S</meta:editing-duration>
    <meta:editing-cycles>5</meta:editing-cycles>
    <meta:generator>LibreOffice/5.2.7.2$Linux_X86_64 LibreOffice_project/20m0$Build-2</meta:generator>
    <meta:document-statistic meta:table-count="0" meta:image-count="0" meta:object-count="0" meta:page-count="1" meta:paragraph-count="21" meta:word-count="317" meta:character-count="1963" meta:non-whitespace-character-count="1663"/>
  </office:meta>
</office:document-meta>
</file>